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Predeterminado">
        <draw:frame draw:style-name="gr1" draw:layer="layout" svg:width="27.666cm" svg:height="18.955cm" svg:x="1.034cm" svg:y="1.04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24T21:04:17.475973677</meta:creation-date>
    <dc:date>2015-07-06T10:04:22</dc:date>
    <meta:editing-duration>PT32M50S</meta:editing-duration>
    <meta:editing-cycles>11</meta:editing-cycles>
    <meta:generator>LibreOffice/3.5$Linux_x86 LibreOffice_project/350m1$Build-2</meta:generator>
    <dc:creator>Protein Group</dc:creator>
    <meta:document-statistic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aximum="70" chart:origin="0" chart:reverse-direction="false" text:line-break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667cm" svg:height="18.956cm" xlink:href="." xlink:type="simple" chart:class="chart:bar" chart:style-name="ch1">
        <chart:title svg:x="8.598cm" svg:y="0.515cm" chart:style-name="ch2">
          <text:p>Left :Ftdock; Center:Zdock; Rigth: Sdock</text:p>
        </chart:title>
        <chart:legend chart:legend-position="top" svg:x="10.408cm" svg:y="2.026cm" style:legend-expansion="wide" chart:style-name="ch3"/>
        <chart:plot-area chart:style-name="ch4" chart:data-source-has-labels="both" svg:x="1.856cm" svg:y="3.541cm" svg:width="24.705cm" svg:height="13.763cm">
          <chartooo:coordinate-region svg:x="2.689cm" svg:y="3.82cm" svg:width="23.872cm" svg:height="10.429cm"/>
          <chart:axis chart:dimension="x" chart:name="primary-x" chart:style-name="ch5" chartooo:axis-type="auto">
            <chartooo:date-scale/>
            <chart:title svg:x="12.148cm" svg:y="17.683cm" chart:style-name="ch6">
              <text:p>Scoring function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13.369cm" chart:style-name="ch8">
              <text:p>Success rate percentage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series chart:style-name="ch11" chart:values-cell-range-address="local-table.$C$2:.$C$21" chart:label-cell-address="local-table.$C$1" chart:class="chart:bar">
            <chart:data-point chart:repeated="20"/>
          </chart:series>
          <chart:series chart:style-name="ch12" chart:values-cell-range-address="local-table.$D$2:.$D$21" chart:label-cell-address="local-table.$D$1" chart:class="chart:ba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</table:table-cell>
              <table:table-cell office:value-type="string">
                <text:p>Medium</text:p>
              </table:table-cell>
              <table:table-cell office:value-type="string">
                <text:p>Weak</text:p>
              </table:table-cell>
            </table:table-row>
          </table:table-header-rows>
          <table:table-rows>
            <table:table-row>
              <table:table-cell office:value-type="string">
                <text:p>CP_TB</text:p>
              </table:table-cell>
              <table:table-cell office:value-type="float" office:value="66.6666666667">
                <text:p>66.6666666667</text:p>
              </table:table-cell>
              <table:table-cell office:value-type="float" office:value="17.6470588235">
                <text:p>17.6470588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11.7647058824">
                <text:p>11.7647058824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22.2222222222">
                <text:p>22.2222222222</text:p>
              </table:table-cell>
              <table:table-cell office:value-type="float" office:value="11.7647058824">
                <text:p>11.7647058824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66.6666666667">
                <text:p>66.6666666667</text:p>
              </table:table-cell>
              <table:table-cell office:value-type="float" office:value="23.5294117647">
                <text:p>23.5294117647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5.88235294118">
                <text:p>5.88235294118</text:p>
              </table:table-cell>
              <table:table-cell office:value-type="float" office:value="33.3333333333">
                <text:p>33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3.5294117647">
                <text:p>23.5294117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44.4444444444">
                <text:p>44.4444444444</text:p>
              </table:table-cell>
              <table:table-cell office:value-type="float" office:value="23.5294117647">
                <text:p>23.5294117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11.7647058824">
                <text:p>11.7647058824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11.7647058824">
                <text:p>11.7647058824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66.6666666667">
                <text:p>66.6666666667</text:p>
              </table:table-cell>
              <table:table-cell office:value-type="float" office:value="11.7647058824">
                <text:p>11.7647058824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7.6470588235">
                <text:p>17.6470588235</text:p>
              </table:table-cell>
              <table:table-cell office:value-type="float" office:value="33.3333333333">
                <text:p>33.3333333333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22.2222222222">
                <text:p>22.2222222222</text:p>
              </table:table-cell>
              <table:table-cell office:value-type="float" office:value="17.6470588235">
                <text:p>17.6470588235</text:p>
              </table:table-cell>
              <table:table-cell office:value-type="float" office:value="55.5555555556">
                <text:p>55.5555555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23.5294117647">
                <text:p>23.5294117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9.4117647059">
                <text:p>29.4117647059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44.4444444444">
                <text:p>44.4444444444</text:p>
              </table:table-cell>
              <table:table-cell office:value-type="float" office:value="29.4117647059">
                <text:p>29.4117647059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7.6470588235">
                <text:p>17.6470588235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23.5294117647">
                <text:p>23.5294117647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9.4117647059">
                <text:p>29.4117647059</text:p>
              </table:table-cell>
              <table:table-cell office:value-type="float" office:value="33.3333333333">
                <text:p>33.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